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EZA HUAMAN SERG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60324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33087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EZA HUAMAN, SERG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6032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LORES MESCCO, FRID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70600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76445</text:p>
          </table:table-cell>
          <table:table-cell table:style-name="Tabla2.A2" office:value-type="string">
            <text:p text:style-name="P9">4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00:39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